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p4" style:family="paragraph">
      <style:paragraph-properties fo:text-align="center"/>
    </style:style>
    <style:style style:name="c11" style:family="text">
      <style:text-properties fo:font-weight="bold" fo:font-family="Sans"/>
    </style:style>
    <style:style style:name="c3" style:family="text">
      <style:text-properties fo:font-weight="bold" fo:font-family="Sans" fo:font-size="20pt"/>
    </style:style>
    <style:style style:name="TB9.15" style:family="table-cell">
      <style:table-cell-properties fo:border="0.75pt solid #808080" fo:padding="1.5pt"/>
    </style:style>
    <style:style style:name="T15" style:family="table-cell">
      <style:table-cell-properties/>
    </style:style>
    <style:style style:name="Table9" style:family="table">
      <style:table-properties table:border-model="collapsing" table:align="left" style:width="80pt"/>
    </style:style>
    <style:style style:name="c0" style:family="text">
      <style:text-properties fo:font-family="Sans"/>
    </style:style>
    <style:style style:name="c7" style:family="text">
      <style:text-properties fo:font-weight="bold" fo:font-family="Sans" fo:font-size="14pt" style:text-underline-style="solid" fo:color="#0000ff"/>
    </style:style>
    <style:style style:name="c16" style:family="text">
      <style:text-properties fo:font-family="Sans" fo:font-size="10pt" fo:background-color="#d1ebff"/>
    </style:style>
    <style:style style:name="c5" style:family="text">
      <style:text-properties fo:font-weight="bold" fo:font-family="Sans" fo:font-size="12pt" style:text-underline-style="solid" fo:color="#0000ff"/>
    </style:style>
    <style:style style:name="p1" style:family="paragraph">
      <style:paragraph-properties/>
    </style:style>
    <style:style style:name="TB9.13" style:family="table-cell">
      <style:table-cell-properties fo:border="0.75pt solid #808080" fo:padding="1.5pt"/>
    </style:style>
    <style:style style:name="T13" style:family="table-cell">
      <style:table-cell-properties/>
    </style:style>
    <style:style style:name="c6" style:family="text">
      <style:text-properties fo:font-family="Sans" fo:font-size="10pt"/>
    </style:style>
    <style:style style:name="c8" style:family="text">
      <style:text-properties fo:font-weight="bold" fo:font-family="Sans" fo:font-size="16pt" style:text-underline-style="solid" fo:color="#0000ff"/>
    </style:style>
    <style:style style:name="TB9.10" style:family="table-cell">
      <style:table-cell-properties fo:border="0.75pt solid #808080" fo:padding="1.5pt"/>
    </style:style>
    <style:style style:name="T10" style:family="table-cell">
      <style:table-cell-properties/>
    </style:style>
  </office:automatic-styles>
  <office:body>
    <office:text>
      <text:p text:style-name="p1"/>
      <text:p text:style-name="p4"><text:span text:style-name="c3">My Great Document !</text:span></text:p>
      <text:p text:style-name="p4"/>
      <text:p text:style-name="p4"/>
      <text:p text:style-name="p1"><text:span text:style-name="c5">Header 1</text:span></text:p>
      <text:p text:style-name="p1"><text:span text:style-name="c6">Author:<text:tab/>Me</text:span></text:p>
      <text:p text:style-name="p1"><text:span text:style-name="c6">Version:<text:tab/>Me</text:span></text:p>
      <text:p text:style-name="p1"><text:span text:style-name="c6">Date:<text:tab/>12.06.2024</text:span></text:p>
      <text:p text:style-name="p1"><text:span text:style-name="c7">Header 2</text:span></text:p>
      <text:p text:style-name="p1"><text:span text:style-name="c8">Header 3</text:span></text:p>
      <text:p text:style-name="p1"/>
      <table:table table:style-name="Table9">
        <table:table-column table:number-columns-repeated="2"/>
        <table:table-row>
          <table:table-cell table:style-name="TB9.10">
            <text:p text:style-name="p1"><text:span text:style-name="c11">Name</text:span></text:p>
          </table:table-cell>
          <table:table-cell table:style-name="TB9.10">
            <text:p text:style-name="p1"><text:span text:style-name="c11">Value</text:span></text:p>
          </table:table-cell>
        </table:table-row>
        <table:table-row>
          <table:table-cell table:style-name="TB9.13">
            <text:p text:style-name="p1"><text:span text:style-name="c6">Row 0</text:span></text:p>
          </table:table-cell>
          <table:table-cell table:style-name="TB9.13">
            <text:p text:style-name="p1"><text:span text:style-name="c6">0</text:span></text:p>
          </table:table-cell>
        </table:table-row>
        <table:table-row>
          <table:table-cell table:style-name="TB9.15">
            <text:p text:style-name="p1"><text:span text:style-name="c16">Row 1</text:span></text:p>
          </table:table-cell>
          <table:table-cell table:style-name="TB9.15">
            <text:p text:style-name="p1"><text:span text:style-name="c16">1</text:span></text:p>
          </table:table-cell>
        </table:table-row>
        <table:table-row>
          <table:table-cell table:style-name="TB9.13">
            <text:p text:style-name="p1"><text:span text:style-name="c6">Row 2</text:span></text:p>
          </table:table-cell>
          <table:table-cell table:style-name="TB9.13">
            <text:p text:style-name="p1"><text:span text:style-name="c6">2</text:span></text:p>
          </table:table-cell>
        </table:table-row>
        <table:table-row>
          <table:table-cell table:style-name="TB9.15">
            <text:p text:style-name="p1"><text:span text:style-name="c16">Row 3</text:span></text:p>
          </table:table-cell>
          <table:table-cell table:style-name="TB9.15">
            <text:p text:style-name="p1"><text:span text:style-name="c16">3</text:span></text:p>
          </table:table-cell>
        </table:table-row>
        <table:table-row>
          <table:table-cell table:style-name="TB9.13">
            <text:p text:style-name="p1"><text:span text:style-name="c6">Row 4</text:span></text:p>
          </table:table-cell>
          <table:table-cell table:style-name="TB9.13">
            <text:p text:style-name="p1"><text:span text:style-name="c6">4</text:span></text:p>
          </table:table-cell>
        </table:table-row>
        <table:table-row>
          <table:table-cell table:style-name="TB9.15">
            <text:p text:style-name="p1"><text:span text:style-name="c16">Row 5</text:span></text:p>
          </table:table-cell>
          <table:table-cell table:style-name="TB9.15">
            <text:p text:style-name="p1"><text:span text:style-name="c16">5</text:span></text:p>
          </table:table-cell>
        </table:table-row>
        <table:table-row>
          <table:table-cell table:style-name="TB9.13">
            <text:p text:style-name="p1"><text:span text:style-name="c6">Row 6</text:span></text:p>
          </table:table-cell>
          <table:table-cell table:style-name="TB9.13">
            <text:p text:style-name="p1"><text:span text:style-name="c6">6</text:span></text:p>
          </table:table-cell>
        </table:table-row>
        <table:table-row>
          <table:table-cell table:style-name="TB9.15">
            <text:p text:style-name="p1"><text:span text:style-name="c16">Row 7</text:span></text:p>
          </table:table-cell>
          <table:table-cell table:style-name="TB9.15">
            <text:p text:style-name="p1"><text:span text:style-name="c16">7</text:span></text:p>
          </table:table-cell>
        </table:table-row>
        <table:table-row>
          <table:table-cell table:style-name="TB9.13">
            <text:p text:style-name="p1"><text:span text:style-name="c6">Row 8</text:span></text:p>
          </table:table-cell>
          <table:table-cell table:style-name="TB9.13">
            <text:p text:style-name="p1"><text:span text:style-name="c6">8</text:span></text:p>
          </table:table-cell>
        </table:table-row>
        <table:table-row>
          <table:table-cell table:style-name="TB9.15">
            <text:p text:style-name="p1"><text:span text:style-name="c16">Row 9</text:span></text:p>
          </table:table-cell>
          <table:table-cell table:style-name="TB9.15">
            <text:p text:style-name="p1"><text:span text:style-name="c16">9</text:span></text:p>
          </table:table-cell>
        </table:table-row>
      </table:table>
      <text:p text:style-name="p1"/>
    </office:text>
  </office:body>
</office:document-content>
</file>